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3368.73" calcext:value-type="float">
            <text:p>-3368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1585.67" calcext:value-type="float">
            <text:p>-1585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3])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368.73" calcext:value-type="float">
            <text:p>-3368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3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3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2])" office:value-type="float" office:value="121.28" calcext:value-type="float">
            <text:p>121.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3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3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6:.C18])" office:value-type="float" office:value="491.04" calcext:value-type="float">
            <text:p>4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3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2:.C24])" office:value-type="float" office:value="329.5" calcext:value-type="float">
            <text:p>329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20])" office:value-type="float" office:value="612.32" calcext:value-type="float">
            <text:p>612.32</text:p>
          </table:table-cell>
          <table:table-cell table:formula="of:=SUM([.D1:.D26])" office:value-type="float" office:value="941.82" calcext:value-type="float">
            <text:p>941.8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31:.C36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27];[.D37])" office:value-type="float" office:value="880.82" calcext:value-type="float">
            <text:p>880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00-00-00</text:date>, <text:time style:data-style-name="N2" text:time-value="21:02:37.335992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21:03:03.774074392</dc:date>
    <meta:editing-duration>P1DT1H3M41S</meta:editing-duration>
    <meta:editing-cycles>135</meta:editing-cycles>
    <meta:generator>LibreOffice/5.1.6.2$Linux_X86_64 LibreOffice_project/10m0$Build-2</meta:generator>
    <meta:document-statistic meta:table-count="4" meta:cell-count="445" meta:object-count="0"/>
  </office:meta>
</office:document-meta>
</file>